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ab567"/>
    </style:style>
    <style:style style:name="P2" style:family="paragraph" style:parent-style-name="Standard" style:list-style-name="L1">
      <style:text-properties officeooo:rsid="000ab567" officeooo:paragraph-rsid="000ab567"/>
    </style:style>
    <style:style style:name="P3" style:family="paragraph" style:parent-style-name="Standard" style:list-style-name="L1">
      <style:text-properties fo:color="#ff3333" officeooo:rsid="000ab567" officeooo:paragraph-rsid="000ab567"/>
    </style:style>
    <style:style style:name="P4" style:family="paragraph" style:parent-style-name="Standard" style:list-style-name="L1">
      <style:text-properties style:use-window-font-color="true" officeooo:rsid="000ab567" officeooo:paragraph-rsid="000ab567"/>
    </style:style>
    <style:style style:name="P5" style:family="paragraph" style:parent-style-name="Standard" style:list-style-name="L1">
      <style:text-properties style:use-window-font-color="true" officeooo:rsid="000afbe7" officeooo:paragraph-rsid="000afbe7"/>
    </style:style>
    <style:style style:name="P6" style:family="paragraph" style:parent-style-name="Standard" style:list-style-name="L1">
      <style:text-properties style:use-window-font-color="true" officeooo:rsid="000cba95" officeooo:paragraph-rsid="000cba9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b567"/>
    </style:style>
    <style:style style:name="T3" style:family="text">
      <style:text-properties fo:color="#ff3333" fo:language="ru" fo:country="RU"/>
    </style:style>
    <style:style style:name="T4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6647244008562099" text:style-name="L1">
        <text:list-item>
          <text:p text:style-name="P1"><text:span text:style-name="T2">Взять пульт проверки полупроводниковых детекторов</text:span></text:p>
          <text:p text:style-name="P2"><text:span text:style-name="T1">Подключить мультиметр к проводам с катушкой и включить измерения 200мВ.</text:span></text:p>
          <text:p text:style-name="P2"><text:span text:style-name="T1">Длинные провода подключить к источнику напряжения 100В. Выставить 100В и ВЫКЛЮЧИТЬ.</text:span></text:p>
          <text:p text:style-name="P2"><text:span text:style-name="T1">Проверить, что на пульте включен режим Т1.</text:span></text:p>
        </text:list-item>
        <text:list-item>
          <text:p text:style-name="P2"><text:span text:style-name="T1">Подключить детекторы.</text:span></text:p>
          <text:p text:style-name="P3"><text:span text:style-name="T1">Сторона с черной полосой должна быть подключена к общей шине!!!</text:span></text:p>
        </text:list-item>
        <text:list-item>
          <text:p text:style-name="P4"><text:span text:style-name="T1">Открыть таблицу входного контроля. Скопировать пустую таблицу на новый лист.</text:span></text:p>
        </text:list-item>
        <text:list-item>
          <text:p text:style-name="P4"><text:span text:style-name="T1">Проверяем фотоЭДС. Для этого включаем фонарик и светим на детекторы, но не очень близко (20см). Проверяем, что все датчики реагируют. Переключение производится поворотом ручки. Надо слушать переключение герконов!</text:span></text:p>
        </text:list-item>
        <text:list-item>
          <text:p text:style-name="P4"><text:span text:style-name="T1">После проверки фотоЭДС закрываем плотно крышку и проверяем теневые токи.</text:span></text:p>
          <text:p text:style-name="P4"><text:span text:style-name="T1">Для этого включаем режим Т2 и выбираем 100В. Включаем источник питания (100В). В момент, когда включен режим Т2 (горит 3 лампочка) </text:span><text:span text:style-name="T3">ни в коем случае нельзя открывать крышку! Детектор может сгореть.</text:span></text:p>
          <text:p text:style-name="P4"><text:span text:style-name="T1">Смотрим показания вольтметра. Должны быть до 30мВ, что соответствует току до 3мкА. </text:span></text:p>
          <text:p text:style-name="P4"><text:span text:style-name="T1">Переключаем на 60В и снова проверяем. Показания должны быть меньше и так же не более 3мкА→30мВ</text:span><text:span text:style-name="T1">.</text:span></text:p>
          <text:p text:style-name="P5"><text:span text:style-name="T1">В момент переключения режимов напряжения и/или включении источника питания показания могут шкалить. Это нормально, нужно немного подождать и они придут в норму.</text:span></text:p>
        </text:list-item>
        <text:list-item>
          <text:p text:style-name="P5"><text:span text:style-name="T1">Если необходимо проверить на термокамере (спрашивать у Васи) коробка с датчиками помещается в камеру тепла, а пульт выводится наружу. Настроить камеру на температуру 40 градусов и выждать 2 часа после установления температуры. После этого проверяем теневые токи прямо там. Должны быть не более 30мкА→300мВ.</text:span></text:p>
        </text:list-item>
        <text:list-item>
          <text:p text:style-name="P6"><text:span text:style-name="T1">Датчики вернуть в палеты и отдать на склад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8S</meta:editing-duration>
    <meta:editing-cycles>4</meta:editing-cycles>
    <meta:generator>LibreOffice/5.2.3.3$Windows_x86 LibreOffice_project/d54a8868f08a7b39642414cf2c8ef2f228f780cf</meta:generator>
    <dc:date>2019-10-03T10:13:05.395000000</dc:date>
    <meta:document-statistic meta:table-count="0" meta:image-count="0" meta:object-count="0" meta:page-count="1" meta:paragraph-count="15" meta:word-count="233" meta:character-count="1585" meta:non-whitespace-character-count="1373"/>
    <meta:user-defined meta:name="Info 1"/>
    <meta:user-defined meta:name="Info 2"/>
    <meta:user-defined meta:name="Info 3"/>
    <meta:user-defined meta:name="Info 4"/>
  </office:meta>
</office:document-meta>
</file>